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style:font-name="arial" officeooo:paragraph-rsid="0006ab2c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arial" officeooo:paragraph-rsid="0006ab2c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arial" style:text-underline-style="solid" style:text-underline-width="auto" style:text-underline-color="font-color" officeooo:rsid="00085c4d" officeooo:paragraph-rsid="0006ab2c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arial" style:text-underline-style="solid" style:text-underline-width="auto" style:text-underline-color="font-color" officeooo:rsid="00085c4d" officeooo:paragraph-rsid="00085c4d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085c4d" officeooo:paragraph-rsid="00085c4d"/>
    </style:style>
    <style:style style:name="P8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9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style:text-underline-style="none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15" style:family="paragraph" style:parent-style-name="Standard">
      <loext:graphic-properties draw:fill="none"/>
      <style:paragraph-properties fo:margin-left="0cm" fo:margin-right="0cm" fo:text-indent="1cm" style:auto-text-indent="false" fo:break-before="page" fo:background-color="transparent"/>
      <style:text-properties style:font-name="arial" officeooo:paragraph-rsid="0006ab2c"/>
    </style:style>
    <style:style style:name="T1" style:family="text">
      <style:text-properties fo:color="#d16969"/>
    </style:style>
    <style:style style:name="T2" style:family="text">
      <style:text-properties fo:color="#d16969" style:font-name="Droid Sans Mono" fo:font-size="6.75pt" fo:font-weight="normal" fo:background-color="#1e1e1e" loext:char-shading-value="0"/>
    </style:style>
    <style:style style:name="T3" style:family="text">
      <style:text-properties fo:color="#dcdcaa"/>
    </style:style>
    <style:style style:name="T4" style:family="text">
      <style:text-properties fo:color="#dcdcaa" style:font-name="Droid Sans Mono" fo:font-size="6.75pt" fo:font-weight="normal" fo:background-color="#1e1e1e" loext:char-shading-value="0"/>
    </style:style>
    <style:style style:name="T5" style:family="text">
      <style:text-properties fo:color="#ce9178"/>
    </style:style>
    <style:style style:name="T6" style:family="text">
      <style:text-properties fo:color="#ce9178" style:font-name="Droid Sans Mono" fo:font-size="6.75pt" fo:font-weight="normal" fo:background-color="#1e1e1e" loext:char-shading-value="0"/>
    </style:style>
    <style:style style:name="T7" style:family="text">
      <style:text-properties fo:color="#d7ba7d"/>
    </style:style>
    <style:style style:name="T8" style:family="text">
      <style:text-properties fo:color="#d7ba7d" style:font-name="Droid Sans Mono" fo:font-size="6.75pt" fo:font-weight="normal" fo:background-color="#1e1e1e" loext:char-shading-value="0"/>
    </style:style>
    <style:style style:name="T9" style:family="text">
      <style:text-properties fo:color="#569cd6"/>
    </style:style>
    <style:style style:name="T10" style:family="text">
      <style:text-properties fo:color="#569cd6" style:font-name="Droid Sans Mono" fo:font-size="6.75pt" fo:font-weight="normal" fo:background-color="#1e1e1e" loext:char-shading-value="0"/>
    </style:style>
    <style:style style:name="T11" style:family="text">
      <style:text-properties fo:color="#569cd6" style:font-name="Droid Sans Mono" fo:font-size="6.75pt" fo:font-weight="normal" officeooo:rsid="00085c4d" fo:background-color="#1e1e1e" loext:char-shading-value="0"/>
    </style:style>
    <style:style style:name="T12" style:family="text">
      <style:text-properties officeooo:rsid="00085c4d"/>
    </style:style>
    <style:style style:name="T13" style:family="text">
      <style:text-properties fo:color="#d4d4d4" style:font-name="Droid Sans Mono" fo:font-size="6.75pt" fo:font-weight="normal" fo:background-color="#1e1e1e" loext:char-shading-value="0"/>
    </style:style>
    <style:style style:name="T14" style:family="text">
      <style:text-properties fo:color="#9cdcfe"/>
    </style:style>
    <style:style style:name="T15" style:family="text">
      <style:text-properties fo:color="#9cdcfe" style:font-name="Droid Sans Mono" fo:font-size="6.75pt" fo:font-weight="normal" fo:background-color="#1e1e1e" loext:char-shading-value="0"/>
    </style:style>
    <style:style style:name="T16" style:family="text">
      <style:text-properties fo:color="#b5cea8"/>
    </style:style>
    <style:style style:name="T17" style:family="text">
      <style:text-properties fo:color="#c586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 1 -Crear las expresiones regulares necesarias para resolver los siguientes puntos:</text:p>
      <text:p text:style-name="P3"/>
      <text:p text:style-name="P3">Valida si una cadena introducida es un número entero.</text:p>
      <text:p text:style-name="P3"/>
      <text:p text:style-name="P2">/^[0-9]+$/</text:p>
      <text:p text:style-name="P3"/>
      <text:p text:style-name="P3"/>
      <text:p text:style-name="P3">Validar DNI, 8 números y una letra al final.</text:p>
      <text:p text:style-name="P3"/>
      <text:p text:style-name="P9">/^[0-9]{8}[a-z]$/gi</text:p>
      <text:p text:style-name="P3"/>
      <text:p text:style-name="P3"/>
      <text:p text:style-name="P3">Validar una matrícula de un coche con formato 0000XXX</text:p>
      <text:p text:style-name="P3"/>
      <text:p text:style-name="P2">/^[0-9]{4}[a-z]{3}$/gi</text:p>
      <text:p text:style-name="P3"/>
      <text:p text:style-name="P3"/>
      <text:p text:style-name="P3">Valida nombre de usuario en twitter, debe de empezar por @ y puede contener, números,letras mayúsculas y minúsculas, “-“y “_”.</text:p>
      <text:p text:style-name="P3"/>
      <text:p text:style-name="P2">/(^@)([a-z 0-9 \- _])+$/gi</text:p>
      <text:p text:style-name="P3"/>
      <text:p text:style-name="P3"/>
      <text:p text:style-name="P3">Crear una expresión regular que valide una fecha en formato "XX/XX/XXXX", donde cada"X" es un dígito. Se puede probar con expresiones tipo:"El día 29/11/2019 tenemos examen.".</text:p>
      <text:p text:style-name="P3"/>
      <text:p text:style-name="P2">/(\d{2}[/]\d{2}[/]\d{4}$)/</text:p>
      <text:p text:style-name="P3"/>
      <text:p text:style-name="P3"/>
      <text:p text:style-name="P3">Crear una expresión regular para la validación de direcciones de correo electrónico. Para simplificar, los valores anteriores a @ pueden contener cualquier carácter alfanumérico, y los caracteres “.”y “-”, mientras que los valores después de la @ pueden contener caracteres alfanuméricos, y el tipo de dominio tendrá una longitud de 2 o 3 caracteres.</text:p>
      <text:p text:style-name="P3"/>
      <text:p text:style-name="P2">/([a-z \- _ 0-9])@([\\.])([a-z]{2,3}$)/i</text:p>
      <text:p text:style-name="P3"/>
      <text:p text:style-name="P3"/>
      <text:p text:style-name="P3">Crear una expresión regular que elimine las etiquetas potencialmente peligrosas (&lt;script&gt;...&lt;/script&gt;) y todo su contenido de una cadena HTML.</text:p>
      <text:p text:style-name="P3"/>
      <text:p text:style-name="P2">/((&lt;script&gt;).*(&lt;\/script&gt;))/</text:p>
      <text:p text:style-name="P3"/>
      <text:p text:style-name="P3"/>
      <text:p text:style-name="P3"/>
      <text:p text:style-name="P15">Crea una expresión regular que dado un número de cuenta IBAN en formato ESXXXXXXXXXXXXXXXXXXXXXX nos lo devuelva en porciones de 4 dígitos separado por un “-“. </text:p>
      <text:p text:style-name="P4"/>
      <text:p text:style-name="P5">Comprobar Formato: </text:p>
      <text:p text:style-name="P2">/^(ES)(\d{22}$)/</text:p>
      <text:p text:style-name="P6"/>
      <text:p text:style-name="P7">Separando con guiones (javascript):</text:p>
      <text:p text:style-name="P7"/>
      <text:p text:style-name="Standard">function separarIban(iban) {</text:p>
      <text:p text:style-name="Standard"/>
      <text:p text:style-name="Standard"><text:s text:c="3"/>let resultado = "";</text:p>
      <text:p text:style-name="Standard"><text:s text:c="3"/>let contador = 0;</text:p>
      <text:p text:style-name="Standard"/>
      <text:p text:style-name="Standard"><text:s text:c="3"/>for (let i=0; i&lt;iban.length; i++) {</text:p>
      <text:p text:style-name="Standard"/>
      <text:p text:style-name="Standard"><text:s text:c="5"/>resultado += iban.charAt(i);</text:p>
      <text:p text:style-name="Standard"><text:s text:c="5"/>contador++;</text:p>
      <text:p text:style-name="Standard"/>
      <text:p text:style-name="Standard"><text:s text:c="5"/>if (contador == 4 &amp;&amp; i &lt; iban.length - 1) {</text:p>
      <text:p text:style-name="Standard"><text:s text:c="8"/>resultado += '-';</text:p>
      <text:p text:style-name="Standard"><text:s text:c="8"/>contador = 0;</text:p>
      <text:p text:style-name="Standard"><text:s text:c="5"/>}</text:p>
      <text:p text:style-name="Standard"><text:s text:c="3"/>}</text:p>
      <text:p text:style-name="Standard"><text:s text:c="2"/>return resultado;</text:p>
      <text:p text:style-name="Standard">}</text:p>
      <text:p text:style-name="P3"/>
      <text:p text:style-name="P3"/>
      <text:p text:style-name="P3">Ej2 –Genera dos ejercicios donde te parezca interesante el uso de expresiones regular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9:03:46.659314816</meta:creation-date>
    <dc:date>2020-10-29T19:21:10.459151938</dc:date>
    <meta:editing-duration>PT6M52S</meta:editing-duration>
    <meta:editing-cycles>1</meta:editing-cycles>
    <meta:document-statistic meta:table-count="0" meta:image-count="0" meta:object-count="0" meta:page-count="2" meta:paragraph-count="33" meta:word-count="260" meta:character-count="1797" meta:non-whitespace-character-count="1518"/>
    <meta:generator>LibreOffice/6.4.6.2$Linux_X86_64 LibreOffice_project/40$Build-2</meta:generator>
  </office:meta>
</office:document-meta>
</file>